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6.567cm"/>
    </style:style>
    <style:style style:name="co6" style:family="table-column">
      <style:table-column-properties fo:break-before="auto" style:column-width="0.676cm"/>
    </style:style>
    <style:style style:name="co7" style:family="table-column">
      <style:table-column-properties fo:break-before="auto" style:column-width="2.378cm"/>
    </style:style>
    <style:style style:name="co8" style:family="table-column">
      <style:table-column-properties fo:break-before="auto" style:column-width="1.476cm"/>
    </style:style>
    <style:style style:name="co9" style:family="table-column">
      <style:table-column-properties fo:break-before="auto" style:column-width="1.559cm"/>
    </style:style>
    <style:style style:name="co10" style:family="table-column">
      <style:table-column-properties fo:break-before="auto" style:column-width="0.91cm"/>
    </style:style>
    <style:style style:name="co11" style:family="table-column">
      <style:table-column-properties fo:break-before="auto" style:column-width="5.355cm"/>
    </style:style>
    <style:style style:name="co12" style:family="table-column">
      <style:table-column-properties fo:break-before="auto" style:column-width="1.316cm"/>
    </style:style>
    <style:style style:name="co13" style:family="table-column">
      <style:table-column-properties fo:break-before="auto" style:column-width="0.794cm"/>
    </style:style>
    <style:style style:name="co14" style:family="table-column">
      <style:table-column-properties fo:break-before="auto" style:column-width="1.933cm"/>
    </style:style>
    <style:style style:name="co15" style:family="table-column">
      <style:table-column-properties fo:break-before="auto" style:column-width="6.244cm"/>
    </style:style>
    <style:style style:name="co16" style:family="table-column">
      <style:table-column-properties fo:break-before="auto" style:column-width="5.271cm"/>
    </style:style>
    <style:style style:name="co17" style:family="table-column">
      <style:table-column-properties fo:break-before="auto" style:column-width="3.715cm"/>
    </style:style>
    <style:style style:name="co18" style:family="table-column">
      <style:table-column-properties fo:break-before="auto" style:column-width="3.403cm"/>
    </style:style>
    <style:style style:name="co19" style:family="table-column">
      <style:table-column-properties fo:break-before="auto" style:column-width="2.898cm"/>
    </style:style>
    <style:style style:name="co20" style:family="table-column">
      <style:table-column-properties fo:break-before="auto" style:column-width="4.142cm"/>
    </style:style>
    <style:style style:name="co21" style:family="table-column">
      <style:table-column-properties fo:break-before="auto" style:column-width="2.358cm"/>
    </style:style>
    <style:style style:name="co22" style:family="table-column">
      <style:table-column-properties fo:break-before="auto" style:column-width="0.953cm"/>
    </style:style>
    <style:style style:name="co23" style:family="table-column">
      <style:table-column-properties fo:break-before="auto" style:column-width="3.53cm"/>
    </style:style>
    <style:style style:name="co24" style:family="table-column">
      <style:table-column-properties fo:break-before="auto" style:column-width="7.594cm"/>
    </style:style>
    <style:style style:name="co25" style:family="table-column">
      <style:table-column-properties fo:break-before="auto" style:column-width="5.152cm"/>
    </style:style>
    <style:style style:name="co26" style:family="table-column">
      <style:table-column-properties fo:break-before="auto" style:column-width="0.848cm"/>
    </style:style>
    <style:style style:name="co27" style:family="table-column">
      <style:table-column-properties fo:break-before="auto" style:column-width="2.293cm"/>
    </style:style>
    <style:style style:name="co28" style:family="table-column">
      <style:table-column-properties fo:break-before="auto" style:column-width="3.373cm"/>
    </style:style>
    <style:style style:name="co29" style:family="table-column">
      <style:table-column-properties fo:break-before="auto" style:column-width="5.99cm"/>
    </style:style>
    <style:style style:name="co30" style:family="table-column">
      <style:table-column-properties fo:break-before="auto" style:column-width="4.923cm"/>
    </style:style>
    <style:style style:name="co31" style:family="table-column">
      <style:table-column-properties fo:break-before="auto" style:column-width="6.625cm"/>
    </style:style>
    <style:style style:name="co32" style:family="table-column">
      <style:table-column-properties fo:break-before="auto" style:column-width="9.426cm"/>
    </style:style>
    <style:style style:name="co33" style:family="table-column">
      <style:table-column-properties fo:break-before="auto" style:column-width="0.891cm"/>
    </style:style>
    <style:style style:name="co34" style:family="table-column">
      <style:table-column-properties fo:break-before="auto" style:column-width="1.113cm"/>
    </style:style>
    <style:style style:name="co35" style:family="table-column">
      <style:table-column-properties fo:break-before="auto" style:column-width="2.275cm"/>
    </style:style>
    <style:style style:name="co36" style:family="table-column">
      <style:table-column-properties fo:break-before="auto" style:column-width="1.905cm"/>
    </style:style>
    <style:style style:name="co37" style:family="table-column">
      <style:table-column-properties fo:break-before="auto" style:column-width="11.204cm"/>
    </style:style>
    <style:style style:name="co38" style:family="table-column">
      <style:table-column-properties fo:break-before="auto" style:column-width="10.1cm"/>
    </style:style>
    <style:style style:name="co39" style:family="table-column">
      <style:table-column-properties fo:break-before="auto" style:column-width="3.836cm"/>
    </style:style>
    <style:style style:name="co40" style:family="table-column">
      <style:table-column-properties fo:break-before="auto" style:column-width="1.187cm"/>
    </style:style>
    <style:style style:name="ro1" style:family="table-row">
      <style:table-row-properties style:row-height="0.452cm" fo:break-before="auto" style:use-optimal-row-height="true"/>
    </style:style>
    <style:style style:name="ro2" style:family="table-row">
      <style:table-row-properties style:row-height="2.623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ackground-color="#faa61a" style:text-align-source="fix" style:repeat-content="false"/>
      <style:paragraph-properties fo:text-align="center" fo:margin-left="0cm"/>
    </style:style>
    <style:style style:name="ce3" style:family="table-cell" style:parent-style-name="Default">
      <style:table-cell-properties fo:background-color="#7da7d8"/>
    </style:style>
    <style:style style:name="ce28" style:family="table-cell" style:parent-style-name="Default">
      <style:table-cell-properties fo:background-color="#7da7d8" style:text-align-source="fix" style:repeat-content="false" style:rotation-angle="90"/>
      <style:paragraph-properties fo:text-align="center" fo:margin-left="0cm"/>
    </style:style>
    <style:style style:name="ce5" style:family="table-cell" style:parent-style-name="Default">
      <style:table-cell-properties fo:background-color="#7da7d8" style:text-align-source="fix" style:repeat-content="false"/>
      <style:paragraph-properties fo:text-align="center" fo:margin-left="0c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cm"/>
    </style:style>
    <style:style style:name="ce20" style:family="table-cell" style:parent-style-name="Default">
      <style:table-cell-properties fo:background-color="#8ccfb7" style:text-align-source="fix" style:repeat-content="false"/>
      <style:paragraph-properties fo:text-align="center" fo:margin-left="0cm"/>
    </style:style>
    <style:style style:name="ce23"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62"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c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c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c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cm"/>
    </style:style>
    <style:style style:name="ce34" style:family="table-cell" style:parent-style-name="Default">
      <style:table-cell-properties style:text-align-source="fix" style:repeat-content="false" fo:border="0.06pt solid #000000"/>
      <style:paragraph-properties fo:text-align="center" fo:margin-left="0cm"/>
    </style:style>
    <style:style style:name="ce84" style:family="table-cell" style:parent-style-name="Default" style:data-style-name="N41">
      <style:table-cell-properties style:text-align-source="fix" style:repeat-content="false"/>
      <style:paragraph-properties fo:text-align="center" fo:margin-left="0c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cm"/>
    </style:style>
    <style:style style:name="ce80" style:family="table-cell" style:parent-style-name="Default">
      <style:table-cell-properties fo:background-color="#fff200" style:text-align-source="fix" style:repeat-content="false" fo:border="0.06pt solid #000000"/>
      <style:paragraph-properties fo:text-align="center" fo:margin-left="0c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cm"/>
    </style:style>
    <style:style style:name="ce49" style:family="table-cell" style:parent-style-name="Default" style:data-style-name="N41">
      <style:table-cell-properties style:text-align-source="fix" style:repeat-content="false"/>
      <style:paragraph-properties fo:text-align="start" fo:margin-left="0cm"/>
    </style:style>
    <style:style style:name="ce50" style:family="table-cell" style:parent-style-name="Default" style:data-style-name="N44">
      <style:table-cell-properties style:text-align-source="fix" style:repeat-content="false"/>
      <style:paragraph-properties fo:text-align="start" fo:margin-left="0c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cm"/>
    </style:style>
    <style:style style:name="ce78" style:family="table-cell" style:parent-style-name="Default">
      <style:table-cell-properties fo:background-color="#fff200" style:text-align-source="fix" style:repeat-content="false"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28"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2" office:value-type="string" calcext:value-type="string">
            <text:p>p</text:p>
          </table:table-cell>
          <table:table-cell table:style-name="ce62" office:value-type="string" calcext:value-type="string">
            <text:p>a</text:p>
          </table:table-cell>
          <table:table-cell table:style-name="ce62" office:value-type="string" calcext:value-type="string">
            <text:p>r</text:p>
          </table:table-cell>
          <table:table-cell table:style-name="ce62" office:value-type="string" calcext:value-type="string">
            <text:p>s</text:p>
          </table:table-cell>
          <table:table-cell table:style-name="ce62"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6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6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9"/>
        </table:table-row>
        <table:table-row table:style-name="ro3">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6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60"/>
        </table:table-row>
        <table:table-row table:style-name="ro5">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6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6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6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60"/>
        </table:table-row>
        <table:table-row table:style-name="ro1" table:number-rows-repeated="7">
          <table:table-cell table:number-columns-repeated="64"/>
        </table:table-row>
        <table:table-row table:style-name="ro1">
          <table:table-cell office:value-type="string" calcext:value-type="string">
            <text:p>Programa</text:p>
          </table:table-cell>
          <table:table-cell table:number-columns-repeated="6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6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61"/>
        </table:table-row>
        <table:table-row table:style-name="ro1">
          <table:table-cell table:number-columns-repeated="64"/>
        </table:table-row>
        <table:table-row table:style-name="ro1">
          <table:table-cell office:value-type="string" calcext:value-type="string">
            <text:p>Escritorio</text:p>
          </table:table-cell>
          <table:table-cell table:number-columns-repeated="63"/>
        </table:table-row>
        <table:table-row table:style-name="ro1">
          <table:table-cell/>
          <table:table-cell table:style-name="ce78" office:value-type="string" calcext:value-type="string">
            <text:p>Editor de texto por defecto</text:p>
          </table:table-cell>
          <table:table-cell table:number-columns-repeated="62"/>
        </table:table-row>
        <table:table-row table:style-name="ro1">
          <table:table-cell/>
          <table:table-cell office:value-type="string" calcext:value-type="string">
            <text:p>Tema de icomos</text:p>
          </table:table-cell>
          <table:table-cell table:number-columns-repeated="62"/>
        </table:table-row>
        <table:table-row table:style-name="ro1" table:number-rows-repeated="1048532">
          <table:table-cell table:number-columns-repeated="64"/>
        </table:table-row>
        <table:table-row table:style-name="ro1">
          <table:table-cell table:number-columns-repeated="64"/>
        </table:table-row>
      </table:table>
      <table:table table:name="Icons" table:style-name="ta1">
        <table:table-column table:style-name="co33" table:default-cell-style-name="Default"/>
        <table:table-column table:style-name="co34" table:default-cell-style-name="ce13"/>
        <table:table-column table:style-name="co35" table:default-cell-style-name="ce13"/>
        <table:table-column table:style-name="co34" table:default-cell-style-name="ce13"/>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office:value-type="string" calcext:value-type="string">
            <text:p>Comand state</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4];[.D3])" office:value-type="float" office:value="1" calcext:value-type="float">
            <text:p>1</text:p>
          </table:table-cell>
          <table:table-cell table:formula="of:=&quot;cComm.Add([&quot;&amp;[.$C$1]&amp;[.E3]&amp;[.$C$1]&amp;&quot;,&quot;&amp;[.$C$1]&amp;[.D3]&amp;[.$C$1]&amp;&quot;], &quot;&amp;[.$C$1]&amp;[.E3]&amp;[.$C$1]&amp;&quot;)&quot;" office:value-type="string" office:string-value="cComm.Add([“chamfer“,“cd“], “chamfer“)" calcext:value-type="string">
            <text:p>cComm.Add([“chamfer“,“cd“], “chamfer“)</text:p>
          </table:table-cell>
          <table:table-cell office:value-type="string" calcext:value-type="string">
            <text:p>cd</text:p>
          </table:table-cell>
          <table:table-cell office:value-type="string" calcext:value-type="string">
            <text:p>chamfer</text:p>
          </table:table-cell>
          <table:table-cell/>
          <table:table-cell office:value-type="string" calcext:value-type="string">
            <text:p>Create a chamfer from two lines</text:p>
          </table:table-cell>
          <table:table-cell table:formula="of:=[.$J$1]&amp;LOWER([.$E$2])&amp;&quot;/&quot;&amp;[.E3]&amp;[.$L$1] &amp;&quot; | &quot;&amp; [.D3] &amp;&quot; | &quot;&amp; PROPER([.E3]) &amp;&quot; | &quot;&amp;[.G3]&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4"/>
        </table:table-row>
        <table:table-row table:style-name="ro1">
          <table:table-cell/>
          <table:table-cell table:formula="of:=COUNTIF([.$D$3:.$D$54];[.D4])" office:value-type="float" office:value="1" calcext:value-type="float">
            <text:p>1</text:p>
          </table:table-cell>
          <table:table-cell table:formula="of:=&quot;cComm.Add([&quot;&amp;[.$C$1]&amp;[.E4]&amp;[.$C$1]&amp;&quot;,&quot;&amp;[.$C$1]&amp;[.D4]&amp;[.$C$1]&amp;&quot;], &quot;&amp;[.$C$1]&amp;[.E4]&amp;[.$C$1]&amp;&quot;)&quot;" office:value-type="string" office:string-value="cComm.Add([“copy“,“c“], “copy“)" calcext:value-type="string">
            <text:p>cComm.Add([“copy“,“c“], “copy“)</text:p>
          </table:table-cell>
          <table:table-cell office:value-type="string" calcext:value-type="string">
            <text:p>c</text:p>
          </table:table-cell>
          <table:table-cell office:value-type="string" calcext:value-type="string">
            <text:p>copy</text:p>
          </table:table-cell>
          <table:table-cell/>
          <table:table-cell office:value-type="string" calcext:value-type="string">
            <text:p>Copy an entity</text:p>
          </table:table-cell>
          <table:table-cell table:formula="of:=[.$J$1]&amp;LOWER([.$E$2])&amp;&quot;/&quot;&amp;[.E4]&amp;[.$L$1] &amp;&quot; | &quot;&amp; [.D4] &amp;&quot; | &quot;&amp; PROPER([.E4]) &amp;&quot; | &quot;&amp;[.G4]&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4"/>
        </table:table-row>
        <table:table-row table:style-name="ro1">
          <table:table-cell/>
          <table:table-cell table:formula="of:=COUNTIF([.$D$3:.$D$54];[.D5])" office:value-type="float" office:value="1" calcext:value-type="float">
            <text:p>1</text:p>
          </table:table-cell>
          <table:table-cell table:formula="of:=&quot;cComm.Add([&quot;&amp;[.$C$1]&amp;[.E5]&amp;[.$C$1]&amp;&quot;,&quot;&amp;[.$C$1]&amp;[.D5]&amp;[.$C$1]&amp;&quot;], &quot;&amp;[.$C$1]&amp;[.E5]&amp;[.$C$1]&amp;&quot;)&quot;" office:value-type="string" office:string-value="cComm.Add([“divide“,“dx“], “divide“)" calcext:value-type="string">
            <text:p>cComm.Add([“divide“,“dx“], “divide“)</text:p>
          </table:table-cell>
          <table:table-cell office:value-type="string" calcext:value-type="string">
            <text:p>dx</text:p>
          </table:table-cell>
          <table:table-cell office:value-type="string" calcext:value-type="string">
            <text:p>divide</text:p>
          </table:table-cell>
          <table:table-cell/>
          <table:table-cell office:value-type="string" calcext:value-type="string">
            <text:p>Divide an entity</text:p>
          </table:table-cell>
          <table:table-cell table:formula="of:=[.$J$1]&amp;LOWER([.$E$2])&amp;&quot;/&quot;&amp;[.E5]&amp;[.$L$1] &amp;&quot; | &quot;&amp; [.D5] &amp;&quot; | &quot;&amp; PROPER([.E5]) &amp;&quot; | &quot;&amp;[.G5]&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4"/>
        </table:table-row>
        <table:table-row table:style-name="ro1">
          <table:table-cell office:value-type="string" calcext:value-type="string">
            <text:p>png</text:p>
          </table:table-cell>
          <table:table-cell table:formula="of:=COUNTIF([.$D$3:.$D$54];[.D6])" office:value-type="float" office:value="1" calcext:value-type="float">
            <text:p>1</text:p>
          </table:table-cell>
          <table:table-cell table:formula="of:=&quot;cComm.Add([&quot;&amp;[.$C$1]&amp;[.E6]&amp;[.$C$1]&amp;&quot;,&quot;&amp;[.$C$1]&amp;[.D6]&amp;[.$C$1]&amp;&quot;], &quot;&amp;[.$C$1]&amp;[.E6]&amp;[.$C$1]&amp;&quot;)&quot;" office:value-type="string" office:string-value="cComm.Add([“erase“,“de“], “erase“)" calcext:value-type="string">
            <text:p>cComm.Add([“erase“,“de“], “erase“)</text:p>
          </table:table-cell>
          <table:table-cell office:value-type="string" calcext:value-type="string">
            <text:p>de</text:p>
          </table:table-cell>
          <table:table-cell office:value-type="string" calcext:value-type="string">
            <text:p>erase</text:p>
          </table:table-cell>
          <table:table-cell/>
          <table:table-cell office:value-type="string" calcext:value-type="string">
            <text:p>Delete an entity</text:p>
          </table:table-cell>
          <table:table-cell table:formula="of:=[.$J$1]&amp;LOWER([.$E$2])&amp;&quot;/&quot;&amp;[.E6]&amp;[.$L$1] &amp;&quot; | &quot;&amp; [.D6] &amp;&quot; | &quot;&amp; PROPER([.E6]) &amp;&quot; | &quot;&amp;[.G6]&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4"/>
        </table:table-row>
        <table:table-row table:style-name="ro1">
          <table:table-cell/>
          <table:table-cell table:formula="of:=COUNTIF([.$D$3:.$D$54];[.D7])" office:value-type="float" office:value="1" calcext:value-type="float">
            <text:p>1</text:p>
          </table:table-cell>
          <table:table-cell table:formula="of:=&quot;cComm.Add([&quot;&amp;[.$C$1]&amp;[.E7]&amp;[.$C$1]&amp;&quot;,&quot;&amp;[.$C$1]&amp;[.D7]&amp;[.$C$1]&amp;&quot;], &quot;&amp;[.$C$1]&amp;[.E7]&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7]&amp;[.$L$1] &amp;&quot; | &quot;&amp; [.D7] &amp;&quot; | &quot;&amp; PROPER([.E7]) &amp;&quot; | &quot;&amp;[.G7]&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4"/>
        </table:table-row>
        <table:table-row table:style-name="ro1">
          <table:table-cell/>
          <table:table-cell table:formula="of:=COUNTIF([.$D$3:.$D$54];[.D8])" office:value-type="float" office:value="1" calcext:value-type="float">
            <text:p>1</text:p>
          </table:table-cell>
          <table:table-cell table:formula="of:=&quot;cComm.Add([&quot;&amp;[.$C$1]&amp;[.E8]&amp;[.$C$1]&amp;&quot;,&quot;&amp;[.$C$1]&amp;[.D8]&amp;[.$C$1]&amp;&quot;], &quot;&amp;[.$C$1]&amp;[.E8]&amp;[.$C$1]&amp;&quot;)&quot;" office:value-type="string" office:string-value="cComm.Add([“fillet“,“f“], “fillet“)" calcext:value-type="string">
            <text:p>cComm.Add([“fillet“,“f“], “fillet“)</text:p>
          </table:table-cell>
          <table:table-cell office:value-type="string" calcext:value-type="string">
            <text:p>f</text:p>
          </table:table-cell>
          <table:table-cell office:value-type="string" calcext:value-type="string">
            <text:p>fillet</text:p>
          </table:table-cell>
          <table:table-cell/>
          <table:table-cell office:value-type="string" calcext:value-type="string">
            <text:p>Create a tangential arc to two lines</text:p>
          </table:table-cell>
          <table:table-cell table:formula="of:=[.$J$1]&amp;LOWER([.$E$2])&amp;&quot;/&quot;&amp;[.E8]&amp;[.$L$1] &amp;&quot; | &quot;&amp; [.D8] &amp;&quot; | &quot;&amp; PROPER([.E8]) &amp;&quot; | &quot;&amp;[.G8]&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4"/>
        </table:table-row>
        <table:table-row table:style-name="ro1">
          <table:table-cell/>
          <table:table-cell table:formula="of:=COUNTIF([.$D$3:.$D$54];[.D9])" office:value-type="float" office:value="1" calcext:value-type="float">
            <text:p>1</text:p>
          </table:table-cell>
          <table:table-cell table:formula="of:=&quot;cComm.Add([&quot;&amp;[.$C$1]&amp;[.E9]&amp;[.$C$1]&amp;&quot;,&quot;&amp;[.$C$1]&amp;[.D9]&amp;[.$C$1]&amp;&quot;], &quot;&amp;[.$C$1]&amp;[.E9]&amp;[.$C$1]&amp;&quot;)&quot;" office:value-type="string" office:string-value="cComm.Add([“mirror“,“mn“], “mirror“)" calcext:value-type="string">
            <text:p>cComm.Add([“mirror“,“mn“], “mirror“)</text:p>
          </table:table-cell>
          <table:table-cell office:value-type="string" calcext:value-type="string">
            <text:p>mn</text:p>
          </table:table-cell>
          <table:table-cell office:value-type="string" calcext:value-type="string">
            <text:p>mirror</text:p>
          </table:table-cell>
          <table:table-cell/>
          <table:table-cell office:value-type="string" calcext:value-type="string">
            <text:p>Create a new entity mirroring another</text:p>
          </table:table-cell>
          <table:table-cell table:formula="of:=[.$J$1]&amp;LOWER([.$E$2])&amp;&quot;/&quot;&amp;[.E9]&amp;[.$L$1] &amp;&quot; | &quot;&amp; [.D9] &amp;&quot; | &quot;&amp; PROPER([.E9]) &amp;&quot; | &quot;&amp;[.G9]&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4];[.D10])" office:value-type="float" office:value="1" calcext:value-type="float">
            <text:p>1</text:p>
          </table:table-cell>
          <table:table-cell table:formula="of:=&quot;cComm.Add([&quot;&amp;[.$C$1]&amp;[.E10]&amp;[.$C$1]&amp;&quot;,&quot;&amp;[.$C$1]&amp;[.D10]&amp;[.$C$1]&amp;&quot;], &quot;&amp;[.$C$1]&amp;[.E10]&amp;[.$C$1]&amp;&quot;)&quot;" office:value-type="string" office:string-value="cComm.Add([“move“,“m“], “move“)" calcext:value-type="string">
            <text:p>cComm.Add([“move“,“m“], “move“)</text:p>
          </table:table-cell>
          <table:table-cell office:value-type="string" calcext:value-type="string">
            <text:p>m</text:p>
          </table:table-cell>
          <table:table-cell office:value-type="string" calcext:value-type="string">
            <text:p>move</text:p>
          </table:table-cell>
          <table:table-cell/>
          <table:table-cell office:value-type="string" calcext:value-type="string">
            <text:p>Move a site entity</text:p>
          </table:table-cell>
          <table:table-cell table:formula="of:=[.$J$1]&amp;LOWER([.$E$2])&amp;&quot;/&quot;&amp;[.E10]&amp;[.$L$1] &amp;&quot; | &quot;&amp; [.D10] &amp;&quot; | &quot;&amp; PROPER([.E10]) &amp;&quot; | &quot;&amp;[.G10]&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4"/>
        </table:table-row>
        <table:table-row table:style-name="ro1">
          <table:table-cell/>
          <table:table-cell table:formula="of:=COUNTIF([.$D$3:.$D$54];[.D11])" office:value-type="float" office:value="1" calcext:value-type="float">
            <text:p>1</text:p>
          </table:table-cell>
          <table:table-cell table:formula="of:=&quot;cComm.Add([&quot;&amp;[.$C$1]&amp;[.E11]&amp;[.$C$1]&amp;&quot;,&quot;&amp;[.$C$1]&amp;[.D11]&amp;[.$C$1]&amp;&quot;], &quot;&amp;[.$C$1]&amp;[.E11]&amp;[.$C$1]&amp;&quot;)&quot;" office:value-type="string" office:string-value="cComm.Add([“offset“,“fg“], “offset“)" calcext:value-type="string">
            <text:p>cComm.Add([“offset“,“fg“], “offset“)</text:p>
          </table:table-cell>
          <table:table-cell office:value-type="string" calcext:value-type="string">
            <text:p>fg</text:p>
          </table:table-cell>
          <table:table-cell office:value-type="string" calcext:value-type="string">
            <text:p>offset</text:p>
          </table:table-cell>
          <table:table-cell/>
          <table:table-cell office:value-type="string" calcext:value-type="string">
            <text:p>Create a parallel entity</text:p>
          </table:table-cell>
          <table:table-cell table:formula="of:=[.$J$1]&amp;LOWER([.$E$2])&amp;&quot;/&quot;&amp;[.E11]&amp;[.$L$1] &amp;&quot; | &quot;&amp; [.D11] &amp;&quot; | &quot;&amp; PROPER([.E11]) &amp;&quot; | &quot;&amp;[.G11]&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4"/>
        </table:table-row>
        <table:table-row table:style-name="ro1">
          <table:table-cell/>
          <table:table-cell table:formula="of:=COUNTIF([.$D$3:.$D$54];[.D12])" office:value-type="float" office:value="1" calcext:value-type="float">
            <text:p>1</text:p>
          </table:table-cell>
          <table:table-cell table:formula="of:=&quot;cComm.Add([&quot;&amp;[.$C$1]&amp;[.E12]&amp;[.$C$1]&amp;&quot;,&quot;&amp;[.$C$1]&amp;[.D12]&amp;[.$C$1]&amp;&quot;], &quot;&amp;[.$C$1]&amp;[.E12]&amp;[.$C$1]&amp;&quot;)&quot;" office:value-type="string" office:string-value="cComm.Add([“pan“,“zc“], “pan“)" calcext:value-type="string">
            <text:p>cComm.Add([“pan“,“zc“], “pan“)</text:p>
          </table:table-cell>
          <table:table-cell office:value-type="string" calcext:value-type="string">
            <text:p>zc</text:p>
          </table:table-cell>
          <table:table-cell office:value-type="string" calcext:value-type="string">
            <text:p>pan</text:p>
          </table:table-cell>
          <table:table-cell/>
          <table:table-cell office:value-type="string" calcext:value-type="string">
            <text:p>Displacement of sight</text:p>
          </table:table-cell>
          <table:table-cell table:formula="of:=[.$J$1]&amp;LOWER([.$E$2])&amp;&quot;/&quot;&amp;[.E12]&amp;[.$L$1] &amp;&quot; | &quot;&amp; [.D12] &amp;&quot; | &quot;&amp; PROPER([.E12]) &amp;&quot; | &quot;&amp;[.G12]&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4"/>
        </table:table-row>
        <table:table-row table:style-name="ro1">
          <table:table-cell/>
          <table:table-cell table:formula="of:=COUNTIF([.$D$3:.$D$54];[.D13])" office:value-type="float" office:value="1" calcext:value-type="float">
            <text:p>1</text:p>
          </table:table-cell>
          <table:table-cell table:formula="of:=&quot;cComm.Add([&quot;&amp;[.$C$1]&amp;[.E13]&amp;[.$C$1]&amp;&quot;,&quot;&amp;[.$C$1]&amp;[.D13]&amp;[.$C$1]&amp;&quot;], &quot;&amp;[.$C$1]&amp;[.E13]&amp;[.$C$1]&amp;&quot;)&quot;" office:value-type="string" office:string-value="cComm.Add([“rotate“,“rt“], “rotate“)" calcext:value-type="string">
            <text:p>cComm.Add([“rotate“,“rt“], “rotate“)</text:p>
          </table:table-cell>
          <table:table-cell office:value-type="string" calcext:value-type="string">
            <text:p>rt</text:p>
          </table:table-cell>
          <table:table-cell office:value-type="string" calcext:value-type="string">
            <text:p>rotate</text:p>
          </table:table-cell>
          <table:table-cell/>
          <table:table-cell office:value-type="string" calcext:value-type="string">
            <text:p>Rotate an entity</text:p>
          </table:table-cell>
          <table:table-cell table:formula="of:=[.$J$1]&amp;LOWER([.$E$2])&amp;&quot;/&quot;&amp;[.E13]&amp;[.$L$1] &amp;&quot; | &quot;&amp; [.D13] &amp;&quot; | &quot;&amp; PROPER([.E13]) &amp;&quot; | &quot;&amp;[.G13]&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4"/>
        </table:table-row>
        <table:table-row table:style-name="ro1">
          <table:table-cell office:value-type="string" calcext:value-type="string">
            <text:p>png</text:p>
          </table:table-cell>
          <table:table-cell table:formula="of:=COUNTIF([.$D$3:.$D$54];[.D14])" office:value-type="float" office:value="1" calcext:value-type="float">
            <text:p>1</text:p>
          </table:table-cell>
          <table:table-cell table:formula="of:=&quot;cComm.Add([&quot;&amp;[.$C$1]&amp;[.E14]&amp;[.$C$1]&amp;&quot;,&quot;&amp;[.$C$1]&amp;[.D14]&amp;[.$C$1]&amp;&quot;], &quot;&amp;[.$C$1]&amp;[.E14]&amp;[.$C$1]&amp;&quot;)&quot;" office:value-type="string" office:string-value="cComm.Add([“scale“,“sc“], “scale“)" calcext:value-type="string">
            <text:p>cComm.Add([“scale“,“sc“], “scale“)</text:p>
          </table:table-cell>
          <table:table-cell office:value-type="string" calcext:value-type="string">
            <text:p>sc</text:p>
          </table:table-cell>
          <table:table-cell office:value-type="string" calcext:value-type="string">
            <text:p>scale</text:p>
          </table:table-cell>
          <table:table-cell/>
          <table:table-cell office:value-type="string" calcext:value-type="string">
            <text:p>Scale an entity</text:p>
          </table:table-cell>
          <table:table-cell table:formula="of:=[.$J$1]&amp;LOWER([.$E$2])&amp;&quot;/&quot;&amp;[.E14]&amp;[.$L$1] &amp;&quot; | &quot;&amp; [.D14] &amp;&quot; | &quot;&amp; PROPER([.E14]) &amp;&quot; | &quot;&amp;[.G14]&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4"/>
        </table:table-row>
        <table:table-row table:style-name="ro1">
          <table:table-cell/>
          <table:table-cell table:formula="of:=COUNTIF([.$D$3:.$D$54];[.D15])" office:value-type="float" office:value="1" calcext:value-type="float">
            <text:p>1</text:p>
          </table:table-cell>
          <table:table-cell table:formula="of:=&quot;cComm.Add([&quot;&amp;[.$C$1]&amp;[.E15]&amp;[.$C$1]&amp;&quot;,&quot;&amp;[.$C$1]&amp;[.D15]&amp;[.$C$1]&amp;&quot;], &quot;&amp;[.$C$1]&amp;[.E15]&amp;[.$C$1]&amp;&quot;)&quot;" office:value-type="string" office:string-value="cComm.Add([“stretch“,“s“], “stretch“)" calcext:value-type="string">
            <text:p>cComm.Add([“stretch“,“s“], “stretch“)</text:p>
          </table:table-cell>
          <table:table-cell office:value-type="string" calcext:value-type="string">
            <text:p>s</text:p>
          </table:table-cell>
          <table:table-cell office:value-type="string" calcext:value-type="string">
            <text:p>stretch</text:p>
          </table:table-cell>
          <table:table-cell/>
          <table:table-cell office:value-type="string" calcext:value-type="string">
            <text:p>Stretch an entity</text:p>
          </table:table-cell>
          <table:table-cell table:formula="of:=[.$J$1]&amp;LOWER([.$E$2])&amp;&quot;/&quot;&amp;[.E15]&amp;[.$L$1] &amp;&quot; | &quot;&amp; [.D15] &amp;&quot; | &quot;&amp; PROPER([.E15]) &amp;&quot; | &quot;&amp;[.G15]&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4"/>
        </table:table-row>
        <table:table-row table:style-name="ro1">
          <table:table-cell office:value-type="string" calcext:value-type="string">
            <text:p>png</text:p>
          </table:table-cell>
          <table:table-cell table:formula="of:=COUNTIF([.$D$3:.$D$54];[.D16])" office:value-type="float" office:value="1" calcext:value-type="float">
            <text:p>1</text:p>
          </table:table-cell>
          <table:table-cell table:formula="of:=&quot;cComm.Add([&quot;&amp;[.$C$1]&amp;[.E16]&amp;[.$C$1]&amp;&quot;,&quot;&amp;[.$C$1]&amp;[.D16]&amp;[.$C$1]&amp;&quot;], &quot;&amp;[.$C$1]&amp;[.E16]&amp;[.$C$1]&amp;&quot;)&quot;" office:value-type="string" office:string-value="cComm.Add([“trim“,“tr“], “trim“)" calcext:value-type="string">
            <text:p>cComm.Add([“trim“,“tr“], “trim“)</text:p>
          </table:table-cell>
          <table:table-cell office:value-type="string" calcext:value-type="string">
            <text:p>tr</text:p>
          </table:table-cell>
          <table:table-cell office:value-type="string" calcext:value-type="string">
            <text:p>trim</text:p>
          </table:table-cell>
          <table:table-cell/>
          <table:table-cell office:value-type="string" calcext:value-type="string">
            <text:p>Cut an entity</text:p>
          </table:table-cell>
          <table:table-cell table:formula="of:=[.$J$1]&amp;LOWER([.$E$2])&amp;&quot;/&quot;&amp;[.E16]&amp;[.$L$1] &amp;&quot; | &quot;&amp; [.D16] &amp;&quot; | &quot;&amp; PROPER([.E16]) &amp;&quot; | &quot;&amp;[.G16]&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4"/>
        </table:table-row>
        <table:table-row table:style-name="ro1">
          <table:table-cell office:value-type="string" calcext:value-type="string">
            <text:p>png</text:p>
          </table:table-cell>
          <table:table-cell table:formula="of:=COUNTIF([.$D$3:.$D$54];[.D17])" office:value-type="float" office:value="1" calcext:value-type="float">
            <text:p>1</text:p>
          </table:table-cell>
          <table:table-cell table:formula="of:=&quot;cComm.Add([&quot;&amp;[.$C$1]&amp;[.E17]&amp;[.$C$1]&amp;&quot;,&quot;&amp;[.$C$1]&amp;[.D17]&amp;[.$C$1]&amp;&quot;], &quot;&amp;[.$C$1]&amp;[.E17]&amp;[.$C$1]&amp;&quot;)&quot;" office:value-type="string" office:string-value="cComm.Add([“zoome“,“zx“], “zoome“)" calcext:value-type="string">
            <text:p>cComm.Add([“zoome“,“zx“], “zoome“)</text:p>
          </table:table-cell>
          <table:table-cell office:value-type="string" calcext:value-type="string">
            <text:p>zx</text:p>
          </table:table-cell>
          <table:table-cell office:value-type="string" calcext:value-type="string">
            <text:p>zoome</text:p>
          </table:table-cell>
          <table:table-cell/>
          <table:table-cell office:value-type="string" calcext:value-type="string">
            <text:p>View fit to all entities</text:p>
          </table:table-cell>
          <table:table-cell table:formula="of:=[.$J$1]&amp;LOWER([.$E$2])&amp;&quot;/&quot;&amp;[.E17]&amp;[.$L$1] &amp;&quot; | &quot;&amp; [.D17] &amp;&quot; | &quot;&amp; PROPER([.E17]) &amp;&quot; | &quot;&amp;[.G17]&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4"/>
        </table:table-row>
        <table:table-row table:style-name="ro1">
          <table:table-cell/>
          <table:table-cell table:formula="of:=COUNTIF([.$D$3:.$D$54];[.D18])" office:value-type="float" office:value="1" calcext:value-type="float">
            <text:p>1</text:p>
          </table:table-cell>
          <table:table-cell table:formula="of:=&quot;cComm.Add([&quot;&amp;[.$C$1]&amp;[.E18]&amp;[.$C$1]&amp;&quot;,&quot;&amp;[.$C$1]&amp;[.D18]&amp;[.$C$1]&amp;&quot;], &quot;&amp;[.$C$1]&amp;[.E18]&amp;[.$C$1]&amp;&quot;)&quot;" office:value-type="string" office:string-value="cComm.Add([“zoomw“,“z“], “zoomw“)" calcext:value-type="string">
            <text:p>cComm.Add([“zoomw“,“z“], “zoomw“)</text:p>
          </table:table-cell>
          <table:table-cell office:value-type="string" calcext:value-type="string">
            <text:p>z</text:p>
          </table:table-cell>
          <table:table-cell office:value-type="string" calcext:value-type="string">
            <text:p>zoomw</text:p>
          </table:table-cell>
          <table:table-cell/>
          <table:table-cell office:value-type="string" calcext:value-type="string">
            <text:p>View window</text:p>
          </table:table-cell>
          <table:table-cell table:formula="of:=[.$J$1]&amp;LOWER([.$E$2])&amp;&quot;/&quot;&amp;[.E18]&amp;[.$L$1] &amp;&quot; | &quot;&amp; [.D18] &amp;&quot; | &quot;&amp; PROPER([.E18]) &amp;&quot; | &quot;&amp;[.G18]&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4"/>
        </table:table-row>
        <table:table-row table:style-name="ro1">
          <table:table-cell/>
          <table:table-cell table:formula="of:=COUNTIF([.$D$3:.$D$54];[.D19])" office:value-type="float" office:value="0" calcext:value-type="float">
            <text:p>0</text:p>
          </table:table-cell>
          <table:table-cell table:number-columns-repeated="10"/>
        </table:table-row>
        <table:table-row table:style-name="ro1">
          <table:table-cell/>
          <table:table-cell table:formula="of:=COUNTIF([.$D$3:.$D$54];[.D20])"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number-columns-repeated="2"/>
          <table:table-cell table:number-columns-repeated="5"/>
        </table:table-row>
        <table:table-row table:style-name="ro1">
          <table:table-cell/>
          <table:table-cell table:formula="of:=COUNTIF([.$D$3:.$D$54];[.D21])" office:value-type="float" office:value="1" calcext:value-type="float">
            <text:p>1</text:p>
          </table:table-cell>
          <table:table-cell table:formula="of:=&quot;cComm.Add([&quot;&amp;[.$C$1]&amp;[.E21]&amp;[.$C$1]&amp;&quot;,&quot;&amp;[.$C$1]&amp;[.D21]&amp;[.$C$1]&amp;&quot;], &quot;&amp;[.$C$1]&amp;[.E21]&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0])&amp;&quot;/&quot;&amp;[.E21]&amp;[.$L$1] &amp;&quot; | &quot;&amp; [.D21] &amp;&quot; | &quot;&amp; PROPER([.E21]) &amp;&quot; | &quot;&amp;[.G21]&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4"/>
        </table:table-row>
        <table:table-row table:style-name="ro7">
          <table:table-cell office:value-type="string" calcext:value-type="string">
            <text:p>png</text:p>
          </table:table-cell>
          <table:table-cell table:formula="of:=COUNTIF([.$D$3:.$D$54];[.D22])" office:value-type="float" office:value="1" calcext:value-type="float">
            <text:p>1</text:p>
          </table:table-cell>
          <table:table-cell table:formula="of:=&quot;cComm.Add([&quot;&amp;[.$C$1]&amp;[.E22]&amp;[.$C$1]&amp;&quot;,&quot;&amp;[.$C$1]&amp;[.D22]&amp;[.$C$1]&amp;&quot;], &quot;&amp;[.$C$1]&amp;[.E22]&amp;[.$C$1]&amp;&quot;)&quot;" office:value-type="string" office:string-value="cComm.Add([“circle“,“cv“], “circle“)" calcext:value-type="string">
            <text:p>cComm.Add([“circle“,“cv“], “circle“)</text:p>
          </table:table-cell>
          <table:table-cell office:value-type="string" calcext:value-type="string">
            <text:p>cv</text:p>
          </table:table-cell>
          <table:table-cell table:style-name="ce9"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0])&amp;&quot;/&quot;&amp;[.E22]&amp;[.$L$1] &amp;&quot; | &quot;&amp; [.D22] &amp;&quot; | &quot;&amp; PROPER([.E22]) &amp;&quot; | &quot;&amp;[.G22]&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4"/>
        </table:table-row>
        <table:table-row table:style-name="ro7">
          <table:table-cell office:value-type="string" calcext:value-type="string">
            <text:p>png</text:p>
          </table:table-cell>
          <table:table-cell table:formula="of:=COUNTIF([.$D$3:.$D$54];[.D23])" office:value-type="float" office:value="1" calcext:value-type="float">
            <text:p>1</text:p>
          </table:table-cell>
          <table:table-cell table:formula="of:=&quot;cComm.Add([&quot;&amp;[.$C$1]&amp;[.E23]&amp;[.$C$1]&amp;&quot;,&quot;&amp;[.$C$1]&amp;[.D23]&amp;[.$C$1]&amp;&quot;], &quot;&amp;[.$C$1]&amp;[.E23]&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0])&amp;&quot;/&quot;&amp;[.E23]&amp;[.$L$1] &amp;&quot; | &quot;&amp; [.D23] &amp;&quot; | &quot;&amp; PROPER([.E23]) &amp;&quot; | &quot;&amp;[.G23]&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4"/>
        </table:table-row>
        <table:table-row table:style-name="ro7">
          <table:table-cell/>
          <table:table-cell table:formula="of:=COUNTIF([.$D$3:.$D$54];[.D24])" office:value-type="float" office:value="1" calcext:value-type="float">
            <text:p>1</text:p>
          </table:table-cell>
          <table:table-cell table:formula="of:=&quot;cComm.Add([&quot;&amp;[.$C$1]&amp;[.E24]&amp;[.$C$1]&amp;&quot;,&quot;&amp;[.$C$1]&amp;[.D24]&amp;[.$C$1]&amp;&quot;], &quot;&amp;[.$C$1]&amp;[.E24]&amp;[.$C$1]&amp;&quot;)&quot;" office:value-type="string" office:string-value="cComm.Add([“ellipse“,“ew“], “ellipse“)" calcext:value-type="string">
            <text:p>cComm.Add([“ellipse“,“ew“], “ellipse“)</text:p>
          </table:table-cell>
          <table:table-cell office:value-type="string" calcext:value-type="string">
            <text:p>ew</text:p>
          </table:table-cell>
          <table:table-cell table:style-name="ce9"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0])&amp;&quot;/&quot;&amp;[.E24]&amp;[.$L$1] &amp;&quot; | &quot;&amp; [.D24] &amp;&quot; | &quot;&amp; PROPER([.E24]) &amp;&quot; | &quot;&amp;[.G24]&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4"/>
        </table:table-row>
        <table:table-row table:style-name="ro7">
          <table:table-cell/>
          <table:table-cell table:formula="of:=COUNTIF([.$D$3:.$D$54];[.D25])" office:value-type="float" office:value="1" calcext:value-type="float">
            <text:p>1</text:p>
          </table:table-cell>
          <table:table-cell table:formula="of:=&quot;cComm.Add([&quot;&amp;[.$C$1]&amp;[.E25]&amp;[.$C$1]&amp;&quot;,&quot;&amp;[.$C$1]&amp;[.D25]&amp;[.$C$1]&amp;&quot;], &quot;&amp;[.$C$1]&amp;[.E25]&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0])&amp;&quot;/&quot;&amp;[.E25]&amp;[.$L$1] &amp;&quot; | &quot;&amp; [.D25] &amp;&quot; | &quot;&amp; PROPER([.E25]) &amp;&quot; | &quot;&amp;[.G25]&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4"/>
        </table:table-row>
        <table:table-row table:style-name="ro7">
          <table:table-cell/>
          <table:table-cell table:formula="of:=COUNTIF([.$D$3:.$D$54];[.D26])" office:value-type="float" office:value="1" calcext:value-type="float">
            <text:p>1</text:p>
          </table:table-cell>
          <table:table-cell table:formula="of:=&quot;cComm.Add([&quot;&amp;[.$C$1]&amp;[.E26]&amp;[.$C$1]&amp;&quot;,&quot;&amp;[.$C$1]&amp;[.D26]&amp;[.$C$1]&amp;&quot;], &quot;&amp;[.$C$1]&amp;[.E26]&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0])&amp;&quot;/&quot;&amp;[.E26]&amp;[.$L$1] &amp;&quot; | &quot;&amp; [.D26] &amp;&quot; | &quot;&amp; PROPER([.E26]) &amp;&quot; | &quot;&amp;[.G26]&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4"/>
        </table:table-row>
        <table:table-row table:style-name="ro7">
          <table:table-cell/>
          <table:table-cell table:formula="of:=COUNTIF([.$D$3:.$D$54];[.D27])" office:value-type="float" office:value="1" calcext:value-type="float">
            <text:p>1</text:p>
          </table:table-cell>
          <table:table-cell table:formula="of:=&quot;cComm.Add([&quot;&amp;[.$C$1]&amp;[.E27]&amp;[.$C$1]&amp;&quot;,&quot;&amp;[.$C$1]&amp;[.D27]&amp;[.$C$1]&amp;&quot;], &quot;&amp;[.$C$1]&amp;[.E27]&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0])&amp;&quot;/&quot;&amp;[.E27]&amp;[.$L$1] &amp;&quot; | &quot;&amp; [.D27] &amp;&quot; | &quot;&amp; PROPER([.E27]) &amp;&quot; | &quot;&amp;[.G27]&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4"/>
        </table:table-row>
        <table:table-row table:style-name="ro7">
          <table:table-cell/>
          <table:table-cell table:formula="of:=COUNTIF([.$D$3:.$D$54];[.D28])" office:value-type="float" office:value="1" calcext:value-type="float">
            <text:p>1</text:p>
          </table:table-cell>
          <table:table-cell table:formula="of:=&quot;cComm.Add([&quot;&amp;[.$C$1]&amp;[.E28]&amp;[.$C$1]&amp;&quot;,&quot;&amp;[.$C$1]&amp;[.D28]&amp;[.$C$1]&amp;&quot;], &quot;&amp;[.$C$1]&amp;[.E28]&amp;[.$C$1]&amp;&quot;)&quot;" office:value-type="string" office:string-value="cComm.Add([“line“,“l“], “line“)" calcext:value-type="string">
            <text:p>cComm.Add([“line“,“l“], “line“)</text:p>
          </table:table-cell>
          <table:table-cell office:value-type="string" calcext:value-type="string">
            <text:p>l</text:p>
          </table:table-cell>
          <table:table-cell table:style-name="ce9" office:value-type="string" calcext:value-type="string">
            <text:p>line</text:p>
          </table:table-cell>
          <table:table-cell table:style-name="ce9" office:value-type="string" calcext:value-type="string">
            <text:p>run</text:p>
          </table:table-cell>
          <table:table-cell office:value-type="string" calcext:value-type="string">
            <text:p><text:span text:style-name="T1">Create a </text:span>line</text:p>
          </table:table-cell>
          <table:table-cell table:formula="of:=[.$J$1]&amp;LOWER([.$E$20])&amp;&quot;/&quot;&amp;[.E28]&amp;[.$L$1] &amp;&quot; | &quot;&amp; [.D28] &amp;&quot; | &quot;&amp; PROPER([.E28]) &amp;&quot; | &quot;&amp;[.G28]&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4"/>
        </table:table-row>
        <table:table-row table:style-name="ro7">
          <table:table-cell/>
          <table:table-cell table:formula="of:=COUNTIF([.$D$3:.$D$54];[.D29])" office:value-type="float" office:value="1" calcext:value-type="float">
            <text:p>1</text:p>
          </table:table-cell>
          <table:table-cell table:formula="of:=&quot;cComm.Add([&quot;&amp;[.$C$1]&amp;[.E29]&amp;[.$C$1]&amp;&quot;,&quot;&amp;[.$C$1]&amp;[.D29]&amp;[.$C$1]&amp;&quot;], &quot;&amp;[.$C$1]&amp;[.E29]&amp;[.$C$1]&amp;&quot;)&quot;" office:value-type="string" office:string-value="cComm.Add([“mtext“,“tt“], “mtext“)" calcext:value-type="string">
            <text:p>cComm.Add([“mtext“,“tt“], “mtext“)</text:p>
          </table:table-cell>
          <table:table-cell office:value-type="string" calcext:value-type="string">
            <text:p>tt</text:p>
          </table:table-cell>
          <table:table-cell table:style-name="ce9"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0])&amp;&quot;/&quot;&amp;[.E29]&amp;[.$L$1] &amp;&quot; | &quot;&amp; [.D29] &amp;&quot; | &quot;&amp; PROPER([.E29]) &amp;&quot; | &quot;&amp;[.G29]&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4"/>
        </table:table-row>
        <table:table-row table:style-name="ro7">
          <table:table-cell/>
          <table:table-cell table:formula="of:=COUNTIF([.$D$3:.$D$54];[.D30])" office:value-type="float" office:value="1" calcext:value-type="float">
            <text:p>1</text:p>
          </table:table-cell>
          <table:table-cell table:formula="of:=&quot;cComm.Add([&quot;&amp;[.$C$1]&amp;[.E30]&amp;[.$C$1]&amp;&quot;,&quot;&amp;[.$C$1]&amp;[.D30]&amp;[.$C$1]&amp;&quot;], &quot;&amp;[.$C$1]&amp;[.E30]&amp;[.$C$1]&amp;&quot;)&quot;" office:value-type="string" office:string-value="cComm.Add([“pline“,“po“], “pline“)" calcext:value-type="string">
            <text:p>cComm.Add([“pline“,“po“], “pline“)</text:p>
          </table:table-cell>
          <table:table-cell office:value-type="string" calcext:value-type="string">
            <text:p>po</text:p>
          </table:table-cell>
          <table:table-cell table:style-name="ce9"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0])&amp;&quot;/&quot;&amp;[.E30]&amp;[.$L$1] &amp;&quot; | &quot;&amp; [.D30] &amp;&quot; | &quot;&amp; PROPER([.E30]) &amp;&quot; | &quot;&amp;[.G30]&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4"/>
        </table:table-row>
        <table:table-row table:style-name="ro7">
          <table:table-cell/>
          <table:table-cell table:formula="of:=COUNTIF([.$D$3:.$D$54];[.D31])" office:value-type="float" office:value="1" calcext:value-type="float">
            <text:p>1</text:p>
          </table:table-cell>
          <table:table-cell table:formula="of:=&quot;cComm.Add([&quot;&amp;[.$C$1]&amp;[.E31]&amp;[.$C$1]&amp;&quot;,&quot;&amp;[.$C$1]&amp;[.D31]&amp;[.$C$1]&amp;&quot;], &quot;&amp;[.$C$1]&amp;[.E31]&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0])&amp;&quot;/&quot;&amp;[.E31]&amp;[.$L$1] &amp;&quot; | &quot;&amp; [.D31] &amp;&quot; | &quot;&amp; PROPER([.E31]) &amp;&quot; | &quot;&amp;[.G31]&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4"/>
        </table:table-row>
        <table:table-row table:style-name="ro7">
          <table:table-cell/>
          <table:table-cell table:formula="of:=COUNTIF([.$D$3:.$D$54];[.D32])" office:value-type="float" office:value="1" calcext:value-type="float">
            <text:p>1</text:p>
          </table:table-cell>
          <table:table-cell table:formula="of:=&quot;cComm.Add([&quot;&amp;[.$C$1]&amp;[.E32]&amp;[.$C$1]&amp;&quot;,&quot;&amp;[.$C$1]&amp;[.D32]&amp;[.$C$1]&amp;&quot;], &quot;&amp;[.$C$1]&amp;[.E32]&amp;[.$C$1]&amp;&quot;)&quot;" office:value-type="string" office:string-value="cComm.Add([“solid“,“sa“], “solid“)" calcext:value-type="string">
            <text:p>cComm.Add([“solid“,“sa“], “solid“)</text:p>
          </table:table-cell>
          <table:table-cell office:value-type="string" calcext:value-type="string">
            <text:p>sa</text:p>
          </table:table-cell>
          <table:table-cell table:style-name="ce9"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0])&amp;&quot;/&quot;&amp;[.E32]&amp;[.$L$1] &amp;&quot; | &quot;&amp; [.D32] &amp;&quot; | &quot;&amp; PROPER([.E32]) &amp;&quot; | &quot;&amp;[.G32]&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4"/>
        </table:table-row>
        <table:table-row table:style-name="ro7">
          <table:table-cell/>
          <table:table-cell table:formula="of:=COUNTIF([.$D$3:.$D$54];[.D33])" office:value-type="float" office:value="1" calcext:value-type="float">
            <text:p>1</text:p>
          </table:table-cell>
          <table:table-cell table:formula="of:=&quot;cComm.Add([&quot;&amp;[.$C$1]&amp;[.E33]&amp;[.$C$1]&amp;&quot;,&quot;&amp;[.$C$1]&amp;[.D33]&amp;[.$C$1]&amp;&quot;], &quot;&amp;[.$C$1]&amp;[.E33]&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0])&amp;&quot;/&quot;&amp;[.E33]&amp;[.$L$1] &amp;&quot; | &quot;&amp; [.D33] &amp;&quot; | &quot;&amp; PROPER([.E33]) &amp;&quot; | &quot;&amp;[.G33]&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4"/>
        </table:table-row>
        <table:table-row table:style-name="ro7">
          <table:table-cell/>
          <table:table-cell table:formula="of:=COUNTIF([.$D$3:.$D$54];[.D34])" office:value-type="float" office:value="1" calcext:value-type="float">
            <text:p>1</text:p>
          </table:table-cell>
          <table:table-cell table:formula="of:=&quot;cComm.Add([&quot;&amp;[.$C$1]&amp;[.E34]&amp;[.$C$1]&amp;&quot;,&quot;&amp;[.$C$1]&amp;[.D34]&amp;[.$C$1]&amp;&quot;], &quot;&amp;[.$C$1]&amp;[.E34]&amp;[.$C$1]&amp;&quot;)&quot;" office:value-type="string" office:string-value="cComm.Add([“text“,“t“], “text“)" calcext:value-type="string">
            <text:p>cComm.Add([“text“,“t“], “text“)</text:p>
          </table:table-cell>
          <table:table-cell office:value-type="string" calcext:value-type="string">
            <text:p>t</text:p>
          </table:table-cell>
          <table:table-cell table:style-name="ce9"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0])&amp;&quot;/&quot;&amp;[.E34]&amp;[.$L$1] &amp;&quot; | &quot;&amp; [.D34] &amp;&quot; | &quot;&amp; PROPER([.E34]) &amp;&quot; | &quot;&amp;[.G34]&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4"/>
        </table:table-row>
        <table:table-row table:style-name="ro1">
          <table:table-cell/>
          <table:table-cell table:formula="of:=COUNTIF([.$D$3:.$D$54];[.D35])" office:value-type="float" office:value="0" calcext:value-type="float">
            <text:p>0</text:p>
          </table:table-cell>
          <table:table-cell table:number-columns-repeated="10"/>
        </table:table-row>
        <table:table-row table:style-name="ro1">
          <table:table-cell/>
          <table:table-cell table:formula="of:=COUNTIF([.$D$3:.$D$54];[.D36])" office:value-type="float" office:value="0" calcext:value-type="float">
            <text:p>0</text:p>
          </table:table-cell>
          <table:table-cell table:number-columns-repeated="2"/>
          <table:table-cell table:style-name="ce104" office:value-type="string" calcext:value-type="string">
            <text:p>Smart</text:p>
          </table:table-cell>
          <table:table-cell table:style-name="ce104" table:number-columns-repeated="2"/>
          <table:table-cell table:number-columns-repeated="5"/>
        </table:table-row>
        <table:table-row table:style-name="ro1">
          <table:table-cell office:value-type="string" calcext:value-type="string">
            <text:p>png</text:p>
          </table:table-cell>
          <table:table-cell table:formula="of:=COUNTIF([.$D$3:.$D$54];[.D37])" office:value-type="float" office:value="1" calcext:value-type="float">
            <text:p>1</text:p>
          </table:table-cell>
          <table:table-cell table:formula="of:=&quot;cComm.Add([&quot;&amp;[.$C$1]&amp;[.E37]&amp;[.$C$1]&amp;&quot;,&quot;&amp;[.$C$1]&amp;[.D37]&amp;[.$C$1]&amp;&quot;], &quot;&amp;[.$C$1]&amp;[.E37]&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6])&amp;&quot;/&quot;&amp;[.E37]&amp;[.$L$1] &amp;&quot; | &quot;&amp; [.D37] &amp;&quot; | &quot;&amp; PROPER([.E37]) &amp;&quot; | &quot;&amp;[.G37]&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4"/>
        </table:table-row>
        <table:table-row table:style-name="ro1">
          <table:table-cell office:value-type="string" calcext:value-type="string">
            <text:p>png</text:p>
          </table:table-cell>
          <table:table-cell table:formula="of:=COUNTIF([.$D$3:.$D$54];[.D38])" office:value-type="float" office:value="1" calcext:value-type="float">
            <text:p>1</text:p>
          </table:table-cell>
          <table:table-cell table:formula="of:=&quot;cComm.Add([&quot;&amp;[.$C$1]&amp;[.E38]&amp;[.$C$1]&amp;&quot;,&quot;&amp;[.$C$1]&amp;[.D38]&amp;[.$C$1]&amp;&quot;], &quot;&amp;[.$C$1]&amp;[.E38]&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6])&amp;&quot;/&quot;&amp;[.E38]&amp;[.$L$1] &amp;&quot; | &quot;&amp; [.D38] &amp;&quot; | &quot;&amp; PROPER([.E38]) &amp;&quot; | &quot;&amp;[.G38]&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4"/>
        </table:table-row>
        <table:table-row table:style-name="ro1">
          <table:table-cell office:value-type="string" calcext:value-type="string">
            <text:p>png</text:p>
          </table:table-cell>
          <table:table-cell table:formula="of:=COUNTIF([.$D$3:.$D$54];[.D39])" office:value-type="float" office:value="1" calcext:value-type="float">
            <text:p>1</text:p>
          </table:table-cell>
          <table:table-cell table:formula="of:=&quot;cComm.Add([&quot;&amp;[.$C$1]&amp;[.E39]&amp;[.$C$1]&amp;&quot;,&quot;&amp;[.$C$1]&amp;[.D39]&amp;[.$C$1]&amp;&quot;], &quot;&amp;[.$C$1]&amp;[.E39]&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6])&amp;&quot;/&quot;&amp;[.E39]&amp;[.$L$1] &amp;&quot; | &quot;&amp; [.D39] &amp;&quot; | &quot;&amp; PROPER([.E39]) &amp;&quot; | &quot;&amp;[.G39]&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4"/>
        </table:table-row>
        <table:table-row table:style-name="ro1">
          <table:table-cell office:value-type="string" calcext:value-type="string">
            <text:p>png</text:p>
          </table:table-cell>
          <table:table-cell table:formula="of:=COUNTIF([.$D$3:.$D$54];[.D40])" office:value-type="float" office:value="1" calcext:value-type="float">
            <text:p>1</text:p>
          </table:table-cell>
          <table:table-cell table:formula="of:=&quot;cComm.Add([&quot;&amp;[.$C$1]&amp;[.E40]&amp;[.$C$1]&amp;&quot;,&quot;&amp;[.$C$1]&amp;[.D40]&amp;[.$C$1]&amp;&quot;], &quot;&amp;[.$C$1]&amp;[.E40]&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6])&amp;&quot;/&quot;&amp;[.E40]&amp;[.$L$1] &amp;&quot; | &quot;&amp; [.D40] &amp;&quot; | &quot;&amp; PROPER([.E40]) &amp;&quot; | &quot;&amp;[.G40]&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4"/>
        </table:table-row>
        <table:table-row table:style-name="ro1">
          <table:table-cell office:value-type="string" calcext:value-type="string">
            <text:p>png</text:p>
          </table:table-cell>
          <table:table-cell table:formula="of:=COUNTIF([.$D$3:.$D$54];[.D41])" office:value-type="float" office:value="1" calcext:value-type="float">
            <text:p>1</text:p>
          </table:table-cell>
          <table:table-cell table:formula="of:=&quot;cComm.Add([&quot;&amp;[.$C$1]&amp;[.E41]&amp;[.$C$1]&amp;&quot;,&quot;&amp;[.$C$1]&amp;[.D41]&amp;[.$C$1]&amp;&quot;], &quot;&amp;[.$C$1]&amp;[.E41]&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6])&amp;&quot;/&quot;&amp;[.E41]&amp;[.$L$1] &amp;&quot; | &quot;&amp; [.D41] &amp;&quot; | &quot;&amp; PROPER([.E41]) &amp;&quot; | &quot;&amp;[.G41]&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4"/>
        </table:table-row>
        <table:table-row table:style-name="ro1">
          <table:table-cell/>
          <table:table-cell table:formula="of:=COUNTIF([.$D$3:.$D$54];[.D42])" office:value-type="float" office:value="0" calcext:value-type="float">
            <text:p>0</text:p>
          </table:table-cell>
          <table:table-cell table:number-columns-repeated="10"/>
        </table:table-row>
        <table:table-row table:style-name="ro1">
          <table:table-cell/>
          <table:table-cell table:formula="of:=COUNTIF([.$D$3:.$D$54];[.D43])" office:value-type="float" office:value="0" calcext:value-type="float">
            <text:p>0</text:p>
          </table:table-cell>
          <table:table-cell table:number-columns-repeated="2"/>
          <table:table-cell table:style-name="ce9" office:value-type="string" calcext:value-type="string">
            <text:p>Layer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4];[.D44])" office:value-type="float" office:value="1" calcext:value-type="float">
            <text:p>1</text:p>
          </table:table-cell>
          <table:table-cell table:formula="of:=&quot;cComm.Add([&quot;&amp;[.$C$1]&amp;[.E44]&amp;[.$C$1]&amp;&quot;,&quot;&amp;[.$C$1]&amp;[.D44]&amp;[.$C$1]&amp;&quot;], &quot;&amp;[.$C$1]&amp;[.E44]&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3])&amp;&quot;/&quot;&amp;[.E44]&amp;[.$L$1] &amp;&quot; | &quot;&amp; [.D44] &amp;&quot; | &quot;&amp; PROPER([.E44]) &amp;&quot; | &quot;&amp;[.G44]&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4"/>
        </table:table-row>
        <table:table-row table:style-name="ro1">
          <table:table-cell table:number-columns-repeated="12"/>
        </table:table-row>
        <table:table-row table:style-name="ro1">
          <table:table-cell/>
          <table:table-cell table:formula="of:=COUNTIF([.$D$3:.$D$54];[.D46])" office:value-type="float" office:value="0" calcext:value-type="float">
            <text:p>0</text:p>
          </table:table-cell>
          <table:table-cell table:number-columns-repeated="2"/>
          <table:table-cell table:style-name="ce9" office:value-type="string" calcext:value-type="string">
            <text:p>Lock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4];[.D47])" office:value-type="float" office:value="1" calcext:value-type="float">
            <text:p>1</text:p>
          </table:table-cell>
          <table:table-cell table:formula="of:=&quot;cComm.Add([&quot;&amp;[.$C$1]&amp;[.F47]&amp;[.$C$1]&amp;&quot;,&quot;&amp;[.$C$1]&amp;[.D47]&amp;[.$C$1]&amp;&quot;], &quot;&amp;[.$C$1]&amp;[.F47]&amp;[.$C$1]&amp;&quot;)&quot;" office:value-type="string" office:string-value="cComm.Add([“help“,“F1“], “help“)" calcext:value-type="string">
            <text:p>cComm.Add([“help“,“F1“], “help“)</text:p>
          </table:table-cell>
          <table:table-cell office:value-type="string" calcext:value-type="string">
            <text:p>F1</text:p>
          </table:table-cell>
          <table:table-cell table:style-name="ce13" office:value-type="string" calcext:value-type="string">
            <text:p>show/hide</text:p>
          </table:table-cell>
          <table:table-cell office:value-type="string" calcext:value-type="string">
            <text:p>help</text:p>
          </table:table-cell>
          <table:table-cell/>
          <table:table-cell table:formula="of:=[.$J$1]&amp;LOWER([.$E$46])&amp;&quot;/&quot;&amp;[.F47]&amp;[.$L$1] &amp;&quot; | &quot;&amp; [.D47] &amp;&quot; | &quot;&amp; PROPER([.F47]) &amp;&quot; | &quot;&amp;[.G47]&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4"/>
        </table:table-row>
        <table:table-row table:style-name="ro1">
          <table:table-cell/>
          <table:table-cell table:formula="of:=COUNTIF([.$D$3:.$D$54];[.D48])" office:value-type="float" office:value="1" calcext:value-type="float">
            <text:p>1</text:p>
          </table:table-cell>
          <table:table-cell table:formula="of:=&quot;cComm.Add([&quot;&amp;[.$C$1]&amp;[.F48]&amp;[.$C$1]&amp;&quot;,&quot;&amp;[.$C$1]&amp;[.D48]&amp;[.$C$1]&amp;&quot;], &quot;&amp;[.$C$1]&amp;[.F48]&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6])&amp;&quot;/&quot;&amp;[.F48]&amp;[.$L$1] &amp;&quot; | &quot;&amp; [.D48] &amp;&quot; | &quot;&amp; PROPER([.F48]) &amp;&quot; | &quot;&amp;[.G48]&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4"/>
        </table:table-row>
        <table:table-row table:style-name="ro1">
          <table:table-cell/>
          <table:table-cell table:formula="of:=COUNTIF([.$D$3:.$D$54];[.D49])" office:value-type="float" office:value="1" calcext:value-type="float">
            <text:p>1</text:p>
          </table:table-cell>
          <table:table-cell table:formula="of:=&quot;cComm.Add([&quot;&amp;[.$C$1]&amp;[.F49]&amp;[.$C$1]&amp;&quot;,&quot;&amp;[.$C$1]&amp;[.D49]&amp;[.$C$1]&amp;&quot;], &quot;&amp;[.$C$1]&amp;[.F49]&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6])&amp;&quot;/&quot;&amp;[.F49]&amp;[.$L$1] &amp;&quot; | &quot;&amp; [.D49] &amp;&quot; | &quot;&amp; PROPER([.F49]) &amp;&quot; | &quot;&amp;[.G49]&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4"/>
        </table:table-row>
        <table:table-row table:style-name="ro1">
          <table:table-cell/>
          <table:table-cell table:formula="of:=COUNTIF([.$D$3:.$D$54];[.D50])" office:value-type="float" office:value="1" calcext:value-type="float">
            <text:p>1</text:p>
          </table:table-cell>
          <table:table-cell table:formula="of:=&quot;cComm.Add([&quot;&amp;[.$C$1]&amp;[.F50]&amp;[.$C$1]&amp;&quot;,&quot;&amp;[.$C$1]&amp;[.D50]&amp;[.$C$1]&amp;&quot;], &quot;&amp;[.$C$1]&amp;[.F50]&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6])&amp;&quot;/&quot;&amp;[.F50]&amp;[.$L$1] &amp;&quot; | &quot;&amp; [.D50] &amp;&quot; | &quot;&amp; PROPER([.F50]) &amp;&quot; | &quot;&amp;[.G50]&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4"/>
        </table:table-row>
        <table:table-row table:style-name="ro1">
          <table:table-cell/>
          <table:table-cell table:formula="of:=COUNTIF([.$D$3:.$D$54];[.D51])" office:value-type="float" office:value="1" calcext:value-type="float">
            <text:p>1</text:p>
          </table:table-cell>
          <table:table-cell table:formula="of:=&quot;cComm.Add([&quot;&amp;[.$C$1]&amp;[.F51]&amp;[.$C$1]&amp;&quot;,&quot;&amp;[.$C$1]&amp;[.D51]&amp;[.$C$1]&amp;&quot;], &quot;&amp;[.$C$1]&amp;[.F51]&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6])&amp;&quot;/&quot;&amp;[.F51]&amp;[.$L$1] &amp;&quot; | &quot;&amp; [.D51] &amp;&quot; | &quot;&amp; PROPER([.F51]) &amp;&quot; | &quot;&amp;[.G51]&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4"/>
        </table:table-row>
        <table:table-row table:style-name="ro1">
          <table:table-cell/>
          <table:table-cell table:formula="of:=COUNTIF([.$D$3:.$D$54];[.D52])" office:value-type="float" office:value="1" calcext:value-type="float">
            <text:p>1</text:p>
          </table:table-cell>
          <table:table-cell table:formula="of:=&quot;cComm.Add([&quot;&amp;[.$C$1]&amp;[.F52]&amp;[.$C$1]&amp;&quot;,&quot;&amp;[.$C$1]&amp;[.D52]&amp;[.$C$1]&amp;&quot;], &quot;&amp;[.$C$1]&amp;[.F52]&amp;[.$C$1]&amp;&quot;)&quot;" office:value-type="string" office:string-value="cComm.Add([“bounds“,“F6“], “bounds“)" calcext:value-type="string">
            <text:p>cComm.Add([“bounds“,“F6“], “bounds“)</text:p>
          </table:table-cell>
          <table:table-cell office:value-type="string" calcext:value-type="string">
            <text:p>F6</text:p>
          </table:table-cell>
          <table:table-cell table:style-name="ce13"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6])&amp;&quot;/&quot;&amp;[.F52]&amp;[.$L$1] &amp;&quot; | &quot;&amp; [.D52] &amp;&quot; | &quot;&amp; PROPER([.F52]) &amp;&quot; | &quot;&amp;[.G52]&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4"/>
        </table:table-row>
        <table:table-row table:style-name="ro1">
          <table:table-cell/>
          <table:table-cell table:formula="of:=COUNTIF([.$D$3:.$D$54];[.D53])" office:value-type="float" office:value="1" calcext:value-type="float">
            <text:p>1</text:p>
          </table:table-cell>
          <table:table-cell table:formula="of:=&quot;cComm.Add([&quot;&amp;[.$C$1]&amp;[.F53]&amp;[.$C$1]&amp;&quot;,&quot;&amp;[.$C$1]&amp;[.D53]&amp;[.$C$1]&amp;&quot;], &quot;&amp;[.$C$1]&amp;[.F53]&amp;[.$C$1]&amp;&quot;)&quot;" office:value-type="string" office:string-value="cComm.Add([“grid“,“F7“], “grid“)" calcext:value-type="string">
            <text:p>cComm.Add([“grid“,“F7“], “grid“)</text:p>
          </table:table-cell>
          <table:table-cell office:value-type="string" calcext:value-type="string">
            <text:p>F7</text:p>
          </table:table-cell>
          <table:table-cell table:style-name="ce13"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6])&amp;&quot;/&quot;&amp;[.F53]&amp;[.$L$1] &amp;&quot; | &quot;&amp; [.D53] &amp;&quot; | &quot;&amp; PROPER([.F53]) &amp;&quot; | &quot;&amp;[.G53]&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4"/>
        </table:table-row>
        <table:table-row table:style-name="ro1">
          <table:table-cell/>
          <table:table-cell table:formula="of:=COUNTIF([.$D$3:.$D$54];[.D54])" office:value-type="float" office:value="1" calcext:value-type="float">
            <text:p>1</text:p>
          </table:table-cell>
          <table:table-cell table:formula="of:=&quot;cComm.Add([&quot;&amp;[.$C$1]&amp;[.F54]&amp;[.$C$1]&amp;&quot;,&quot;&amp;[.$C$1]&amp;[.D54]&amp;[.$C$1]&amp;&quot;], &quot;&amp;[.$C$1]&amp;[.F54]&amp;[.$C$1]&amp;&quot;)&quot;" office:value-type="string" office:string-value="cComm.Add([“ortho“,“F8“], “ortho“)" calcext:value-type="string">
            <text:p>cComm.Add([“ortho“,“F8“], “ortho“)</text:p>
          </table:table-cell>
          <table:table-cell office:value-type="string" calcext:value-type="string">
            <text:p>F8</text:p>
          </table:table-cell>
          <table:table-cell table:style-name="ce13"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6])&amp;&quot;/&quot;&amp;[.F54]&amp;[.$L$1] &amp;&quot; | &quot;&amp; [.D54] &amp;&quot; | &quot;&amp; PROPER([.F54]) &amp;&quot; | &quot;&amp;[.G54]&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4"/>
        </table:table-row>
        <table:table-row table:style-name="ro1">
          <table:table-cell/>
          <table:table-cell table:formula="of:=COUNTIF([.$D$3:.$D$54];[.D55])" office:value-type="float" office:value="0" calcext:value-type="float">
            <text:p>0</text:p>
          </table:table-cell>
          <table:table-cell table:formula="of:=&quot;cComm.Add([&quot;&amp;[.$C$1]&amp;[.F55]&amp;[.$C$1]&amp;&quot;,&quot;&amp;[.$C$1]&amp;[.D55]&amp;[.$C$1]&amp;&quot;], &quot;&amp;[.$C$1]&amp;[.F55]&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6])&amp;&quot;/&quot;&amp;[.F55]&amp;[.$L$1] &amp;&quot; | &quot;&amp; [.D55] &amp;&quot; | &quot;&amp; PROPER([.F55]) &amp;&quot; | &quot;&amp;[.G55]&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4"/>
        </table:table-row>
        <table:table-row table:style-name="ro1">
          <table:table-cell/>
          <table:table-cell table:formula="of:=COUNTIF([.$D$3:.$D$54];[.D56])" office:value-type="float" office:value="0" calcext:value-type="float">
            <text:p>0</text:p>
          </table:table-cell>
          <table:table-cell table:formula="of:=&quot;cComm.Add([&quot;&amp;[.$C$1]&amp;[.F56]&amp;[.$C$1]&amp;&quot;,&quot;&amp;[.$C$1]&amp;[.D56]&amp;[.$C$1]&amp;&quot;], &quot;&amp;[.$C$1]&amp;[.F56]&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6])&amp;&quot;/&quot;&amp;[.F56]&amp;[.$L$1] &amp;&quot; | &quot;&amp; [.D56] &amp;&quot; | &quot;&amp; PROPER([.F56]) &amp;&quot; | &quot;&amp;[.G56]&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4"/>
        </table:table-row>
        <table:table-row table:style-name="ro1">
          <table:table-cell/>
          <table:table-cell table:formula="of:=COUNTIF([.$D$3:.$D$54];[.D57])" office:value-type="float" office:value="0" calcext:value-type="float">
            <text:p>0</text:p>
          </table:table-cell>
          <table:table-cell table:formula="of:=&quot;cComm.Add([&quot;&amp;[.$C$1]&amp;[.F57]&amp;[.$C$1]&amp;&quot;,&quot;&amp;[.$C$1]&amp;[.D57]&amp;[.$C$1]&amp;&quot;], &quot;&amp;[.$C$1]&amp;[.F57]&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6])&amp;&quot;/&quot;&amp;[.F57]&amp;[.$L$1] &amp;&quot; | &quot;&amp; [.D57] &amp;&quot; | &quot;&amp; PROPER([.F57]) &amp;&quot; | &quot;&amp;[.G57]&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4"/>
        </table:table-row>
        <table:table-row table:style-name="ro1">
          <table:table-cell/>
          <table:table-cell table:formula="of:=COUNTIF([.$D$3:.$D$54];[.D58])" office:value-type="float" office:value="0" calcext:value-type="float">
            <text:p>0</text:p>
          </table:table-cell>
          <table:table-cell table:formula="of:=&quot;cComm.Add([&quot;&amp;[.$C$1]&amp;[.F58]&amp;[.$C$1]&amp;&quot;,&quot;&amp;[.$C$1]&amp;[.D58]&amp;[.$C$1]&amp;&quot;], &quot;&amp;[.$C$1]&amp;[.F58]&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6])&amp;&quot;/&quot;&amp;[.F58]&amp;[.$L$1] &amp;&quot; | &quot;&amp; [.D58] &amp;&quot; | &quot;&amp; PROPER([.F58]) &amp;&quot; | &quot;&amp;[.G58]&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4"/>
        </table:table-row>
        <table:table-row table:style-name="ro1" table:number-rows-repeated="1048517">
          <table:table-cell table:number-columns-repeated="12"/>
        </table:table-row>
        <table:table-row table:style-name="ro1">
          <table:table-cell table:number-columns-repeated="12"/>
        </table:table-row>
      </table:table>
      <table:table table:name="ShortCuts" table:style-name="ta1">
        <table:table-column table:style-name="co1" table:default-cell-style-name="Default"/>
        <table:table-column table:style-name="co1" table:number-columns-repeated="2" table:default-cell-style-name="ce13"/>
        <table:table-column table:style-name="co1" table:default-cell-style-name="Default"/>
        <table:table-row table:style-name="ro1">
          <table:table-cell table:number-columns-repeated="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row>
        <table:table-row table:style-name="ro1">
          <table:table-cell/>
          <table:table-cell office:value-type="string" calcext:value-type="string">
            <text:p>F1</text:p>
          </table:table-cell>
          <table:table-cell table:number-columns-repeated="2"/>
        </table:table-row>
        <table:table-row table:style-name="ro1">
          <table:table-cell/>
          <table:table-cell office:value-type="string" calcext:value-type="string">
            <text:p>F2</text:p>
          </table:table-cell>
          <table:table-cell table:number-columns-repeated="2"/>
        </table:table-row>
        <table:table-row table:style-name="ro1">
          <table:table-cell/>
          <table:table-cell office:value-type="string" calcext:value-type="string">
            <text:p>F3</text:p>
          </table:table-cell>
          <table:table-cell table:number-columns-repeated="2"/>
        </table:table-row>
        <table:table-row table:style-name="ro1">
          <table:table-cell/>
          <table:table-cell office:value-type="string" calcext:value-type="string">
            <text:p>F4</text:p>
          </table:table-cell>
          <table:table-cell table:number-columns-repeated="2"/>
        </table:table-row>
        <table:table-row table:style-name="ro1">
          <table:table-cell/>
          <table:table-cell office:value-type="string" calcext:value-type="string">
            <text:p>F5</text:p>
          </table:table-cell>
          <table:table-cell table:number-columns-repeated="2"/>
        </table:table-row>
        <table:table-row table:style-name="ro1">
          <table:table-cell/>
          <table:table-cell office:value-type="string" calcext:value-type="string">
            <text:p>F6</text:p>
          </table:table-cell>
          <table:table-cell table:number-columns-repeated="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row>
        <table:table-row table:style-name="ro1">
          <table:table-cell/>
          <table:table-cell office:value-type="string" calcext:value-type="string">
            <text:p>F9</text:p>
          </table:table-cell>
          <table:table-cell table:number-columns-repeated="2"/>
        </table:table-row>
        <table:table-row table:style-name="ro1">
          <table:table-cell/>
          <table:table-cell office:value-type="string" calcext:value-type="string">
            <text:p>F10</text:p>
          </table:table-cell>
          <table:table-cell table:number-columns-repeated="2"/>
        </table:table-row>
        <table:table-row table:style-name="ro1">
          <table:table-cell/>
          <table:table-cell office:value-type="string" calcext:value-type="string">
            <text:p>F11</text:p>
          </table:table-cell>
          <table:table-cell table:number-columns-repeated="2"/>
        </table:table-row>
        <table:table-row table:style-name="ro1">
          <table:table-cell/>
          <table:table-cell office:value-type="string" calcext:value-type="string">
            <text:p>F12</text:p>
          </table:table-cell>
          <table:table-cell table:number-columns-repeated="2"/>
        </table:table-row>
        <table:table-row table:style-name="ro1" table:number-rows-repeated="1048561">
          <table:table-cell table:number-columns-repeated="4"/>
        </table:table-row>
        <table:table-row table:style-name="ro1">
          <table:table-cell table:number-columns-repeated="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15:29:11.5843698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9:29:34.176144524</meta:creation-date>
    <dc:date>2020-07-22T16:15:07.104826566</dc:date>
    <meta:editing-duration>P2DT12H5M46S</meta:editing-duration>
    <meta:editing-cycles>144</meta:editing-cycles>
    <meta:generator>LibreOffice/6.3.6.2$Linux_X86_64 LibreOffice_project/30$Build-2</meta:generator>
    <meta:document-statistic meta:table-count="14" meta:cell-count="3345" meta:object-count="0"/>
  </office:meta>
</office:document-meta>
</file>